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atement-2.1" table:style-name="ta1" table:print-ranges="A1:AF3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atement">
            <text:p>Statement</text:p>
          </table:table-cell>
          <table:table-cell table:style-name="ce8" office:value-type="string" office:string-value="Statement. Details">
            <text:p>Statement. Details</text:p>
          </table:table-cell>
          <table:table-cell table:style-name="ce8" office:value-type="string" office:string-value=""/>
          <table:table-cell table:style-name="ce8" office:value-type="string" office:string-value="Statement">
            <text:p>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port the status of orders, billing, and payment. This document is a statement of account, not a summary invoice.">
            <text:p>A document used to report the status of orders, billing, and payment. This document is a statement of account, not a summary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atement. UBL Version Identifier. Identifier">
            <text:p>Statement. UBL Vers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atement. Customization Identifier. Identifier">
            <text:p>Statement. Customiza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atement. Profile Identifier. Identifier">
            <text:p>Statement. Profile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atement. Profile Execution Identifier. Identifier">
            <text:p>Statement. Profile Execu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atement. Identifier">
            <text:p>Statement.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atement. Copy_ Indicator. Indicator">
            <text:p>Statement. Copy_ Indicator. Indicator</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atement. UUID. Identifier">
            <text:p>Statement. UUID.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atement. Issue Date. Date">
            <text:p>Statement. Issue Date. Dat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atement. Issue Time. Time">
            <text:p>Statement. Issue Time. Tim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atement. Note. Text">
            <text:p>Statement. Note. Text</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atement. Document_ Currency Code. Code">
            <text:p>Statement. Document_ Currency Code. Code</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efault currency for the Statement.">
            <text:p>The default currency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Statement. Total_ Debit Amount. Amount">
            <text:p>Statement. Total_ Deb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debit amounts for the Statement.">
            <text:p>The total of all deb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Statement. Total_ Credit Amount. Amount">
            <text:p>Statement. Total_ Cred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credit amounts for the Statement.">
            <text:p>The total of all cred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BalanceAmount">
            <text:p>TotalBalanceAmount</text:p>
          </table:table-cell>
          <table:table-cell office:value-type="string" table:style-name="ce9" office:string-value="Statement. Total_ Balance Amount. Amount">
            <text:p>Statement. Total_ Balance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Balance">
            <text:p>Balance</text:p>
          </table:table-cell>
          <table:table-cell office:value-type="string" table:style-name="ce9" office:string-value="Amount">
            <text:p>Amount</text:p>
          </table:table-cell>
          <table:table-cell office:value-type="string" table:style-name="ce11" table:formula="of:=IF([.F16]&lt;&gt;&quot;&quot;;CONCATENATE([.F16];&quot; &quot;;[.G16]);[.G16])" office:string-value="Balance Amount">
            <text:p>Balance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amount for the Statement.">
            <text:p>The total amount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Statement. Line Count. Numeric">
            <text:p>Statement. Line Count. Numeric</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Statement Lines in the Statement.">
            <text:p>The number of Statement Lines in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StatementTypeCode">
            <text:p>StatementTypeCode</text:p>
          </table:table-cell>
          <table:table-cell office:value-type="string" table:style-name="ce9" office:string-value="Statement. Statement Type Code. Code">
            <text:p>Statement. Statement Type Code. Cod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Statement Type">
            <text:p>Statement Type</text:p>
          </table:table-cell>
          <table:table-cell office:value-type="string" table:style-name="ce9" office:string-value="Code">
            <text:p>Code</text:p>
          </table:table-cell>
          <table:table-cell office:value-type="string" table:style-name="ce11" table:formula="of:=IF([.F18]&lt;&gt;&quot;&quot;;CONCATENATE([.F18];&quot; &quot;;[.G18]);[.G18])" office:string-value="Statement Type Code">
            <text:p>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Statement.">
            <text:p>A code signifying the type of the State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tatementPeriod">
            <text:p>StatementPeriod</text:p>
          </table:table-cell>
          <table:table-cell table:style-name="ce10" office:value-type="string" office:string-value="Statement. Statement_ Period. Period">
            <text:p>Statement. Statement_ Period. Period</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table:formula="of:=[.M19]"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to which the Statement applies.">
            <text:p>A period to which the Statement appl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Statement. Additional_ Document Reference. Document Reference">
            <text:p>Statement. Additional_ Document Reference. Document Referenc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Statement. Signature">
            <text:p>Statement. Signatur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AccountingSupplierParty">
            <text:p>AccountingSupplierParty</text:p>
          </table:table-cell>
          <table:table-cell table:style-name="ce10" office:value-type="string" office:string-value="Statement. Accounting_ Supplier Party. Supplier Party">
            <text:p>Statement. Accounting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ccountingCustomerParty">
            <text:p>AccountingCustomerParty</text:p>
          </table:table-cell>
          <table:table-cell table:style-name="ce10" office:value-type="string" office:string-value="Statement. Accounting_ Customer Party. Customer Party">
            <text:p>Statement. Accounting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BuyerCustomerParty">
            <text:p>BuyerCustomerParty</text:p>
          </table:table-cell>
          <table:table-cell table:style-name="ce10" office:value-type="string" office:string-value="Statement. Buyer_ Customer Party. Customer Party">
            <text:p>Statement. Buye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ellerSupplierParty">
            <text:p>SellerSupplierParty</text:p>
          </table:table-cell>
          <table:table-cell table:style-name="ce10" office:value-type="string" office:string-value="Statement. Seller_ Supplier Party. Supplier Party">
            <text:p>Statement. Seller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OriginatorCustomerParty">
            <text:p>OriginatorCustomerParty</text:p>
          </table:table-cell>
          <table:table-cell table:style-name="ce10" office:value-type="string" office:string-value="Statement. Originator_ Customer Party. Customer Party">
            <text:p>Statement. Originato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Statement. Payee_ Party. Party">
            <text:p>Statement. Payee_ Party.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Statement. Payment Means">
            <text:p>Statement. Payment Mean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mentTerms">
            <text:p>PaymentTerms</text:p>
          </table:table-cell>
          <table:table-cell table:style-name="ce10" office:value-type="string" office:string-value="Statement. Payment Terms">
            <text:p>Statement. Payment Term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AllowanceCharge">
            <text:p>AllowanceCharge</text:p>
          </table:table-cell>
          <table:table-cell table:style-name="ce10" office:value-type="string" office:string-value="Statement. Allowance Charge">
            <text:p>Statement. Allowance Charg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TaxTotal">
            <text:p>TaxTotal</text:p>
          </table:table-cell>
          <table:table-cell table:style-name="ce10" office:value-type="string" office:string-value="Statement. Tax Total">
            <text:p>Statement. Tax Total</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StatementLine">
            <text:p>StatementLine</text:p>
          </table:table-cell>
          <table:table-cell table:style-name="ce10" office:value-type="string" office:string-value="Statement. Statement Line">
            <text:p>Statement. Statement Lin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Statement Line">
            <text:p>Statement Line</text:p>
          </table:table-cell>
          <table:table-cell table:style-name="ce10" office:value-type="string" office:string-value="Statement Line">
            <text:p>Statemen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atement Line">
            <text:p>Statemen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tatement Line.">
            <text:p>A Statement Lin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